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ss Guitar Lab Hours (6<text:span text:style-name="T1">th</text:span>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0" calcext:value-type="date">
            <text:p>03/10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1" calcext:value-type="date">
            <text:p>03/11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2" calcext:value-type="date">
            <text:p>03/12/25</text:p>
          </table:table-cell>
          <table:table-cell office:value-type="time" office:time-value="PT11H10M00S" calcext:value-type="time">
            <text:p>11:1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3H30M00S" calcext:value-type="time">
            <text:p>01:3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office:value-type="string" calcext:value-type="string">
            <text:p>CAD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3" calcext:value-type="date">
            <text:p>03/13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3H15M00S" calcext:value-type="time">
            <text:p>01:1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4" calcext:value-type="date">
            <text:p>03/14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10M00S" calcext:value-type="time">
            <text:p>03:10:00 P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7" calcext:value-type="date">
            <text:p>03/17/25</text:p>
          </table:table-cell>
          <table:table-cell office:value-type="time" office:time-value="PT12H50M00S" calcext:value-type="time">
            <text:p>12:50:00 PM</text:p>
          </table:table-cell>
          <table:table-cell office:value-type="time" office:time-value="PT14H51M00S" calcext:value-type="time">
            <text:p>02:51:00 P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 table:style-name="ce1"/>
          <table:table-cell office:value-type="time" office:time-value="PT18H00M00S" calcext:value-type="time">
            <text:p>06:00:00 PM</text:p>
          </table:table-cell>
          <table:table-cell office:value-type="time" office:time-value="PT19H20M00S" calcext:value-type="time">
            <text:p>07:20:00 P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8" calcext:value-type="date">
            <text:p>03/18/25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9" calcext:value-type="date">
            <text:p>03/19/25</text:p>
          </table:table-cell>
          <table:table-cell office:value-type="time" office:time-value="PT10H40M00S" calcext:value-type="time">
            <text:p>10:4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CAD Desig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 style:data-style-name="N2" text:time-value="20:55:55.8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4T17:29:29.879000000</meta:creation-date>
    <dc:date>2025-03-19T20:57:01.618000000</dc:date>
    <meta:editing-duration>PT1H57M33S</meta:editing-duration>
    <meta:editing-cycles>7</meta:editing-cycles>
    <meta:generator>LibreOffice/24.8.0.3$Windows_X86_64 LibreOffice_project/0bdf1299c94fe897b119f97f3c613e9dca6be583</meta:generator>
    <meta:document-statistic meta:table-count="1" meta:cell-count="57" meta:object-count="0"/>
  </office:meta>
</office:document-meta>
</file>